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solid" draw:textarea-horizontal-align="justify" draw:textarea-vertical-align="middle" draw:auto-grow-height="false" fo:min-height="0.223cm" fo:min-width="0cm" fo:padding-top="0.075cm" fo:padding-bottom="0.075cm" fo:padding-left="0.2cm" fo:padding-right="0.2cm"/>
    </style:style>
    <style:style style:name="gr2" style:family="graphic" style:parent-style-name="objectwithoutfill">
      <style:graphic-properties svg:stroke-width="0cm" draw:marker-start-width="0.2cm" draw:marker-end-width="0.2cm" draw:fill="none" draw:textarea-vertical-align="middle" fo:padding-top="0.075cm" fo:padding-bottom="0.075cm" fo:padding-left="0.2cm" fo:padding-right="0.2cm"/>
    </style:style>
    <style:style style:name="gr3" style:family="graphic" style:parent-style-name="standard">
      <style:graphic-properties draw:stroke="none" svg:stroke-width="0cm" draw:marker-start-width="0.2cm" draw:marker-end-width="0.2cm" draw:textarea-horizontal-align="justify" draw:textarea-vertical-align="middle" draw:auto-grow-height="false" fo:min-height="0.083cm" fo:min-width="1.5cm"/>
    </style:style>
    <style:style style:name="gr4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7.75cm" fo:min-width="22.5cm" fo:padding-top="0.125cm" fo:padding-bottom="0.125cm" fo:padding-left="0.25cm" fo:padding-right="0.25cm"/>
    </style:style>
    <style:style style:name="gr5" style:family="graphic" style:parent-style-name="standard">
      <style:graphic-properties svg:stroke-width="0cm" draw:marker-start-width="0.2cm" draw:marker-end-width="0.2cm" draw:fill="solid" draw:textarea-horizontal-align="justify" draw:textarea-vertical-align="middle" draw:auto-grow-height="false" fo:min-height="0.458cm" fo:min-width="2.046cm" fo:padding-top="0.075cm" fo:padding-bottom="0.075cm" fo:padding-left="0.2cm" fo:padding-right="0.2cm"/>
    </style:style>
    <style:style style:name="gr6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412cm" fo:min-width="3.732cm"/>
    </style:style>
    <style:style style:name="gr7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7.75cm" fo:min-width="22.5cm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412cm" fo:min-width="1.065cm"/>
    </style:style>
    <style:style style:name="gr9" style:family="graphic" style:parent-style-name="standard">
      <style:graphic-properties svg:stroke-width="0cm" draw:marker-start-width="0.2cm" draw:marker-end-width="0.2cm" draw:fill="solid" draw:textarea-horizontal-align="justify" draw:textarea-vertical-align="middle" draw:auto-grow-height="false" fo:min-height="0.812cm" fo:min-width="2.046cm" fo:padding-top="0.075cm" fo:padding-bottom="0.075cm" fo:padding-left="0.2cm" fo:padding-right="0.2cm"/>
    </style:style>
    <style:style style:name="gr10" style:family="graphic" style:parent-style-name="standard">
      <style:graphic-properties svg:stroke-width="0cm" draw:marker-start-width="0.2cm" draw:marker-end-width="0.2cm" draw:fill="solid" draw:textarea-horizontal-align="justify" draw:textarea-vertical-align="middle" draw:auto-grow-height="false" fo:min-height="0.912cm" fo:min-width="1.722cm" fo:padding-top="0.075cm" fo:padding-bottom="0.075cm" fo:padding-left="0.2cm" fo:padding-right="0.2cm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false" fo:min-height="0.378cm" fo:min-width="3.393cm"/>
    </style:style>
    <style:style style:name="gr12" style:family="graphic" style:parent-style-name="standard">
      <style:graphic-properties svg:stroke-width="0cm" draw:marker-start-width="0.2cm" draw:marker-end-width="0.2cm" draw:textarea-vertical-align="middle" fo:padding-top="0.075cm" fo:padding-bottom="0.075cm" fo:padding-left="0.2cm" fo:padding-right="0.2cm"/>
    </style:style>
    <style:style style:name="gr13" style:family="graphic" style:parent-style-name="objectwithoutfill">
      <style:graphic-properties draw:stroke="dash" draw:stroke-dash="Dashed_20__28_var_29_" svg:stroke-width="0cm" draw:marker-start-width="0.2cm" draw:marker-end="Short_20_line_20_Arrow" draw:marker-end-width="0.15cm" draw:fill="none" draw:textarea-vertical-align="middle" fo:padding-top="0.075cm" fo:padding-bottom="0.075cm" fo:padding-left="0.2cm" fo:padding-right="0.2cm"/>
    </style:style>
    <style:style style:name="gr14" style:family="graphic" style:parent-style-name="standard">
      <style:graphic-properties svg:stroke-width="0cm" draw:marker-start-width="0.2cm" draw:marker-end-width="0.2cm" draw:fill="solid" draw:fill-color="#000000" draw:textarea-horizontal-align="justify" draw:textarea-vertical-align="middle" draw:auto-grow-height="false" fo:min-height="0.952cm" fo:min-width="2.33cm" fo:padding-top="0.075cm" fo:padding-bottom="0.075cm" fo:padding-left="0.2cm" fo:padding-right="0.2cm" draw:shadow="hidden"/>
    </style:style>
    <style:style style:name="gr15" style:family="graphic" style:parent-style-name="standard">
      <style:graphic-properties svg:stroke-width="0.05cm" draw:marker-start-width="0.155cm" draw:marker-end-width="0.155cm" draw:textarea-vertical-align="middle" fo:padding-top="0.1cm" fo:padding-bottom="0.1cm" fo:padding-left="0.225cm" fo:padding-right="0.225cm"/>
    </style:style>
    <style:style style:name="gr16" style:family="graphic" style:parent-style-name="standard">
      <style:graphic-properties svg:stroke-width="0cm" draw:marker-start-width="0.2cm" draw:marker-end-width="0.2cm" draw:fill="solid" draw:textarea-horizontal-align="justify" draw:textarea-vertical-align="middle" draw:auto-grow-height="false" fo:min-height="0.558cm" fo:min-width="2.146cm" fo:padding-top="0.075cm" fo:padding-bottom="0.075cm" fo:padding-left="0.2cm" fo:padding-right="0.2cm"/>
    </style:style>
    <style:style style:name="gr17" style:family="graphic" style:parent-style-name="objectwithoutfill">
      <style:graphic-properties draw:stroke="dash" draw:stroke-dash="Dashed_20__28_var_29_" svg:stroke-width="0cm" draw:marker-start-width="0.05cm" draw:marker-end="Short_20_line_20_Arrow" draw:marker-end-width="0.15cm" draw:fill="none" draw:textarea-vertical-align="middle" fo:padding-top="0.075cm" fo:padding-bottom="0.075cm" fo:padding-left="0.2cm" fo:padding-right="0.2cm"/>
    </style:style>
    <style:style style:name="gr18" style:family="graphic" style:parent-style-name="standard">
      <style:graphic-properties svg:stroke-width="0cm" draw:marker-start-width="0.2cm" draw:marker-end-width="0.2cm" draw:fill="solid" draw:textarea-horizontal-align="justify" draw:textarea-vertical-align="middle" draw:auto-grow-height="false" fo:min-height="0.912cm" fo:min-width="2.146cm" fo:padding-top="0.075cm" fo:padding-bottom="0.075cm" fo:padding-left="0.2cm" fo:padding-right="0.2cm"/>
    </style:style>
    <style:style style:name="P1" style:family="paragraph">
      <loext:graphic-properties draw:fill="solid"/>
      <style:paragraph-properties fo:text-align="center"/>
      <style:text-properties fo:font-size="10.5pt"/>
    </style:style>
    <style:style style:name="P2" style:family="paragraph">
      <loext:graphic-properties draw:fill="none"/>
      <style:paragraph-properties fo:text-align="center"/>
      <style:text-properties fo:font-size="10.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P5" style:family="paragraph">
      <style:paragraph-properties fo:text-align="center"/>
      <style:text-properties fo:font-size="10.5pt"/>
    </style:style>
    <style:style style:name="P6" style:family="paragraph">
      <loext:graphic-properties draw:fill="solid"/>
      <style:paragraph-properties fo:text-align="center"/>
      <style:text-properties fo:font-size="10.5pt" style:font-size-asian="12pt" style:font-size-complex="12pt"/>
    </style:style>
    <style:style style:name="P7" style:family="paragraph">
      <loext:graphic-properties draw:fill="none" draw:fill-color="#ffffff"/>
      <style:text-properties fo:font-size="10.5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fo:font-size="10.5pt" style:text-underline-style="solid" style:text-underline-width="auto" style:text-underline-color="font-color"/>
    </style:style>
    <style:style style:name="P9" style:family="paragraph">
      <loext:graphic-properties draw:fill="solid"/>
      <style:paragraph-properties fo:text-align="center"/>
      <style:text-properties fo:font-size="10.5pt" style:font-size-asian="10.5pt" style:font-size-complex="10.5pt"/>
    </style:style>
    <style:style style:name="P10" style:family="paragraph">
      <loext:graphic-properties draw:fill="none" draw:fill-color="#ffffff"/>
      <style:text-properties fo:font-size="9.5pt" style:font-size-asian="9.5pt" style:font-size-complex="9.5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none" draw:fill-color="#ffffff"/>
      <style:paragraph-properties fo:text-align="start"/>
      <style:text-properties fo:font-size="9.5pt" style:font-size-asian="9.5pt" style:font-size-complex="9.5pt"/>
    </style:style>
    <style:style style:name="T1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fo:font-size="10.5pt" style:font-size-asian="12pt" style:font-size-complex="12pt"/>
    </style:style>
    <style:style style:name="T3" style:family="text">
      <style:text-properties fo:font-size="10.5pt" fo:font-weight="bold" style:font-size-asian="12pt" style:font-weight-asian="bold" style:font-size-complex="12pt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9.5pt" style:font-size-asian="9.5pt" style:font-size-complex="9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 xml:id="id6" draw:id="id6">
          <draw:custom-shape draw:style-name="gr1" draw:text-style-name="P1" draw:layer="layout" svg:width="0.666cm" svg:height="0.667cm" svg:x="2.667cm" svg:y="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cm" svg:y1="9.766cm" svg:x2="3cm" svg:y2="10.432cm">
            <text:p/>
          </draw:line>
          <draw:line draw:style-name="gr2" draw:text-style-name="P2" draw:layer="layout" svg:x1="2.667cm" svg:y1="10.034cm" svg:x2="3.334cm" svg:y2="10.034cm">
            <text:p/>
          </draw:line>
          <draw:line draw:style-name="gr2" draw:text-style-name="P2" draw:layer="layout" svg:x1="3cm" svg:y1="10.434cm" svg:x2="2.667cm" svg:y2="10.768cm">
            <text:p/>
          </draw:line>
          <draw:line draw:style-name="gr2" draw:text-style-name="P2" draw:layer="layout" svg:x1="3.333cm" svg:y1="10.768cm" svg:x2="3cm" svg:y2="10.434cm">
            <text:p/>
          </draw:line>
          <draw:custom-shape draw:style-name="gr3" draw:text-style-name="P4" draw:layer="layout" svg:width="2cm" svg:height="0.333cm" svg:x="2cm" svg:y="10.767cm">
            <text:p text:style-name="P3"><text:span text:style-name="T1">Utente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5" draw:layer="layout" svg:width="23cm" svg:height="8cm" svg:x="3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4" draw:id="id4" draw:layer="layout" svg:width="3.6cm" svg:height="1cm" svg:x="3.4cm" svg:y="7cm">
          <text:p text:style-name="P3"><text:span text:style-name="T2">Accoppia Robo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4.232cm" svg:height="0.662cm" svg:x="21.786cm" svg:y="1cm">
          <draw:text-box>
            <text:p><text:span text:style-name="T3">Applicazione Android</text:span></text:p>
          </draw:text-box>
        </draw:frame>
        <draw:custom-shape draw:style-name="gr7" draw:text-style-name="P8" draw:layer="layout" svg:width="23cm" svg:height="8cm" svg:x="3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7" draw:layer="layout" svg:width="1.565cm" svg:height="0.662cm" svg:x="24.42cm" svg:y="19.338cm">
          <draw:text-box>
            <text:p><text:span text:style-name="T3">Robot</text:span></text:p>
          </draw:text-box>
        </draw:frame>
        <draw:custom-shape draw:style-name="gr9" draw:text-style-name="P9" xml:id="id3" draw:id="id3" draw:layer="layout" svg:width="3.6cm" svg:height="1.5cm" svg:x="3.4cm" svg:y="17.5cm">
          <text:p text:style-name="P3"><text:span text:style-name="T4">Visualizza</text:span></text:p>
          <text:p text:style-name="P3"><text:span text:style-name="T4">Codice per</text:span></text:p>
          <text:p text:style-name="P3"><text:span text:style-name="T4">Accoppiam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8" draw:id="id8" draw:layer="layout" svg:width="3cm" svg:height="1.5cm" svg:x="10.6cm" svg:y="5cm">
          <text:p text:style-name="P3"><text:span text:style-name="T2">Abilita/Disabilita</text:span></text:p>
          <text:p text:style-name="P3"><text:span text:style-name="T2">Robo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9" draw:id="id9" draw:layer="layout" svg:width="3cm" svg:height="1.5cm" svg:x="13.6cm" svg:y="3.3cm">
          <text:p text:style-name="P3"><text:span text:style-name="T2">Imposta</text:span></text:p>
          <text:p text:style-name="P3"><text:span text:style-name="T2">programmazio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10" draw:id="id10" draw:layer="layout" svg:width="3.6cm" svg:height="1.5cm" svg:x="22cm" svg:y="5cm">
          <text:p text:style-name="P3"><text:span text:style-name="T2">Visualizza</text:span></text:p>
          <text:p text:style-name="P3"><text:span text:style-name="T2">Notifica</text:span></text:p>
          <text:p text:style-name="P3"><text:span text:style-name="T2">Segnalazio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1" draw:id="id11" draw:layer="layout" svg:width="3cm" svg:height="1.5cm" svg:x="19.5cm" svg:y="3.3cm">
          <text:p text:style-name="P3"><text:span text:style-name="T2">Visualizza</text:span></text:p>
          <text:p text:style-name="P3"><text:span text:style-name="T2">Storico</text:span></text:p>
          <text:p text:style-name="P3"><text:span text:style-name="T2">Segnalazion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7" draw:id="id7" draw:layer="layout" svg:width="3cm" svg:height="1.5cm" svg:x="7.6cm" svg:y="3.3cm">
          <text:p text:style-name="P3"><text:span text:style-name="T2">Visualizza</text:span></text:p>
          <text:p text:style-name="P3"><text:span text:style-name="T2">Stato Robo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2" draw:id="id2" draw:layer="layout" svg:width="3.6cm" svg:height="1cm" svg:x="3.4cm" svg:y="14.5cm">
          <text:p text:style-name="P3"><text:span text:style-name="T4">Abilita</text:span></text:p>
          <text:p text:style-name="P3"><text:span text:style-name="T4">Accoppiam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2.4cm" svg:height="0.628cm" draw:transform="rotate (1.5707963267949) translate (3.89cm 17.71cm)">
          <draw:text-box>
            <text:p><text:span text:style-name="T5">&lt;&lt;include&gt;&gt;</text:span></text:p>
          </draw:text-box>
        </draw:frame>
        <draw:connector draw:style-name="gr12" draw:text-style-name="P3" draw:layer="layout" svg:x1="5.2cm" svg:y1="10.1cm" svg:x2="5.2cm" svg:y2="14.5cm" draw:start-shape="id1" draw:start-glue-point="0" draw:end-shape="id2" draw:end-glue-point="4" svg:d="M5200 10100v4400" svg:viewBox="0 0 1 4401">
          <text:p/>
        </draw:connector>
        <draw:connector draw:style-name="gr13" draw:text-style-name="P11" draw:layer="layout" draw:type="lines" svg:x1="3.927cm" svg:y1="15.354cm" svg:x2="3.927cm" svg:y2="17.719cm" draw:start-shape="id2" draw:start-glue-point="7" draw:end-shape="id3" draw:end-glue-point="5" svg:d="M3927 15354v648 997 720" svg:viewBox="0 0 1 2366">
          <text:p/>
        </draw:connector>
        <draw:custom-shape draw:style-name="gr9" draw:text-style-name="P9" xml:id="id5" draw:id="id5" draw:layer="layout" svg:width="3.6cm" svg:height="1.5cm" svg:x="3.4cm" svg:y="3.3cm">
          <text:p text:style-name="P3"><text:span text:style-name="T4">Inserisci</text:span></text:p>
          <text:p text:style-name="P3"><text:span text:style-name="T4">Codice per</text:span></text:p>
          <text:p text:style-name="P3"><text:span text:style-name="T4">Accoppiamen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1" draw:layer="layout" draw:type="lines" svg:x1="3.927cm" svg:y1="7.146cm" svg:x2="3.927cm" svg:y2="4.581cm" draw:start-shape="id4" draw:start-glue-point="5" draw:end-shape="id5" draw:end-glue-point="7" svg:d="M3927 7146v-647-1197-721" svg:viewBox="0 0 1 2566">
          <text:p/>
        </draw:connector>
        <draw:frame draw:style-name="gr11" draw:text-style-name="P10" draw:layer="layout" svg:width="2.4cm" svg:height="0.628cm" draw:transform="rotate (1.5707963267949) translate (3.89cm 7.11cm)">
          <draw:text-box>
            <text:p><text:span text:style-name="T5">&lt;&lt;include&gt;&gt;</text:span></text:p>
          </draw:text-box>
        </draw:frame>
        <draw:connector draw:style-name="gr13" draw:text-style-name="P11" draw:layer="layout" draw:type="lines" svg:x1="6.473cm" svg:y1="14.646cm" svg:x2="6.473cm" svg:y2="7.854cm" draw:start-shape="id2" draw:start-glue-point="11" draw:end-shape="id4" draw:end-glue-point="9" svg:d="M6473 14646v-647-5497-648" svg:viewBox="0 0 1 6793">
          <text:p/>
        </draw:connector>
        <draw:frame draw:style-name="gr11" draw:text-style-name="P10" draw:layer="layout" svg:width="2.4cm" svg:height="0.628cm" draw:transform="rotate (1.5707963267949) translate (5.89cm 14.61cm)">
          <draw:text-box>
            <text:p><text:span text:style-name="T5">&lt;&lt;extend&gt;&gt;</text:span></text:p>
          </draw:text-box>
        </draw:frame>
        <draw:g xml:id="id13" draw:id="id13">
          <draw:custom-shape draw:style-name="gr1" draw:text-style-name="P1" draw:layer="layout" svg:width="0.666cm" svg:height="0.667cm" svg:x="25.667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6cm" svg:y1="10.566cm" svg:x2="26cm" svg:y2="11.232cm">
            <text:p/>
          </draw:line>
          <draw:line draw:style-name="gr2" draw:text-style-name="P2" draw:layer="layout" svg:x1="25.667cm" svg:y1="10.834cm" svg:x2="26.334cm" svg:y2="10.834cm">
            <text:p/>
          </draw:line>
          <draw:line draw:style-name="gr2" draw:text-style-name="P2" draw:layer="layout" svg:x1="26cm" svg:y1="11.234cm" svg:x2="25.667cm" svg:y2="11.568cm">
            <text:p/>
          </draw:line>
          <draw:line draw:style-name="gr2" draw:text-style-name="P2" draw:layer="layout" svg:x1="26.333cm" svg:y1="11.568cm" svg:x2="26cm" svg:y2="11.234cm">
            <text:p/>
          </draw:line>
          <draw:custom-shape draw:style-name="gr3" draw:text-style-name="P4" draw:layer="layout" svg:width="2cm" svg:height="0.333cm" svg:x="25cm" svg:y="11.567cm">
            <text:p text:style-name="P3"><text:span text:style-name="T1">Intruso</text:span></text:p>
            <draw:enhanced-geometry svg:viewBox="0 0 21600 21600" draw:type="rectangle" draw:enhanced-path="M 0 0 L 21600 0 21600 21600 0 21600 0 0 Z N"/>
          </draw:custom-shape>
          <draw:path draw:style-name="gr14" draw:text-style-name="P12" draw:layer="layout" svg:width="0.599cm" svg:height="0.119cm" svg:x="25.7cm" svg:y="10.18cm" svg:viewBox="0 0 600 120" svg:d="M270 44l-116-28c-2 4-2 9-2 14 0 34 26 60 60 60 29 0 52-19 58-46zM332 45c6 26 29 46 58 46 34 0 60-27 60-60 0-6-1-11-2-15zM300 120c-109 0-209-11-295-31-3-9-5-19-5-29s2-20 5-29c86-20 186-31 295-31 108 0 209 11 295 31 3 10 5 19 5 29s-2 19-5 29c-86 20-187 31-295 31z">
            <text:p/>
          </draw:path>
        </draw:g>
        <draw:custom-shape draw:style-name="gr10" draw:text-style-name="P6" xml:id="id12" draw:id="id12" draw:layer="layout" svg:width="3cm" svg:height="1.5cm" svg:x="16.5cm" svg:y="5cm">
          <text:p text:style-name="P3"><text:span text:style-name="T2">Controllo Remo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xml:id="id1" draw:id="id1" draw:layer="layout" svg:x1="4cm" svg:y1="10.1cm" svg:x2="5.2cm" svg:y2="8cm" draw:start-shape="id6" draw:start-glue-point="1" draw:end-shape="id4" draw:end-glue-point="8" svg:d="M4000 10100h1200v-2100" svg:viewBox="0 0 1201 2101">
          <text:p/>
        </draw:connector>
        <draw:connector draw:style-name="gr15" draw:text-style-name="P3" draw:layer="layout" svg:x1="4cm" svg:y1="10.1cm" svg:x2="9.1cm" svg:y2="4.8cm" draw:start-shape="id6" draw:start-glue-point="1" draw:end-shape="id7" draw:end-glue-point="8" svg:d="M4000 10100h5100v-5300" svg:viewBox="0 0 5101 5301">
          <text:p/>
        </draw:connector>
        <draw:connector draw:style-name="gr15" draw:text-style-name="P3" draw:layer="layout" svg:x1="4cm" svg:y1="10.1cm" svg:x2="12.1cm" svg:y2="6.5cm" draw:start-shape="id6" draw:start-glue-point="1" draw:end-shape="id8" draw:end-glue-point="8" svg:d="M4000 10100h8100v-3600" svg:viewBox="0 0 8101 3601">
          <text:p/>
        </draw:connector>
        <draw:connector draw:style-name="gr15" draw:text-style-name="P3" draw:layer="layout" svg:x1="4cm" svg:y1="10.1cm" svg:x2="15.1cm" svg:y2="4.8cm" draw:start-shape="id6" draw:start-glue-point="1" draw:end-shape="id9" draw:end-glue-point="8" svg:d="M4000 10100h11100v-5300" svg:viewBox="0 0 11101 5301">
          <text:p/>
        </draw:connector>
        <draw:connector draw:style-name="gr15" draw:text-style-name="P3" draw:layer="layout" svg:x1="4cm" svg:y1="10.1cm" svg:x2="23.8cm" svg:y2="6.5cm" draw:start-shape="id6" draw:start-glue-point="1" draw:end-shape="id10" draw:end-glue-point="8" svg:d="M4000 10100h19800v-3600" svg:viewBox="0 0 19801 3601">
          <text:p/>
        </draw:connector>
        <draw:connector draw:style-name="gr15" draw:text-style-name="P3" draw:layer="layout" svg:x1="4cm" svg:y1="10.1cm" svg:x2="21cm" svg:y2="4.8cm" draw:start-shape="id6" draw:start-glue-point="1" draw:end-shape="id11" draw:end-glue-point="8" svg:d="M4000 10100h17000v-5300" svg:viewBox="0 0 17001 5301">
          <text:p/>
        </draw:connector>
        <draw:connector draw:style-name="gr15" draw:text-style-name="P3" draw:layer="layout" svg:x1="4cm" svg:y1="10.1cm" svg:x2="18cm" svg:y2="6.5cm" draw:start-shape="id6" draw:start-glue-point="1" draw:end-shape="id12" draw:end-glue-point="8" svg:d="M4000 10100h14000v-3600" svg:viewBox="0 0 14001 3601">
          <text:p/>
        </draw:connector>
        <draw:custom-shape draw:style-name="gr16" draw:text-style-name="P6" xml:id="id14" draw:id="id14" draw:layer="layout" svg:width="3.6cm" svg:height="1cm" svg:x="21.8cm" svg:y="14.5cm">
          <text:p text:style-name="P3"><text:span text:style-name="T2">Innesca</text:span></text:p>
          <text:p text:style-name="P3"><text:span text:style-name="T2">Antifur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1" draw:layer="layout" svg:x1="7cm" svg:y1="7.5cm" svg:x2="8.039cm" svg:y2="4.581cm" draw:start-shape="id4" draw:start-glue-point="10" draw:end-shape="id7" draw:end-glue-point="7" svg:d="M7000 7500h1039v-2919" svg:viewBox="0 0 1040 2920">
          <text:p/>
        </draw:connector>
        <draw:connector draw:style-name="gr17" draw:text-style-name="P11" draw:layer="layout" svg:x1="7cm" svg:y1="7.5cm" svg:x2="11.039cm" svg:y2="6.281cm" draw:start-shape="id4" draw:end-shape="id8" draw:end-glue-point="7" svg:d="M7000 7500h4039v-1219" svg:viewBox="0 0 4040 1220">
          <text:p/>
        </draw:connector>
        <draw:connector draw:style-name="gr17" draw:text-style-name="P11" draw:layer="layout" svg:x1="7cm" svg:y1="7.5cm" svg:x2="14.039cm" svg:y2="4.581cm" draw:start-shape="id4" draw:start-glue-point="10" draw:end-shape="id9" draw:end-glue-point="7" svg:d="M7000 7500h7039v-2919" svg:viewBox="0 0 7040 2920">
          <text:p/>
        </draw:connector>
        <draw:connector draw:style-name="gr17" draw:text-style-name="P11" draw:layer="layout" svg:x1="7cm" svg:y1="7.5cm" svg:x2="22.527cm" svg:y2="6.281cm" draw:start-shape="id4" draw:start-glue-point="10" draw:end-shape="id10" draw:end-glue-point="7" svg:d="M7000 7500h15527v-1219" svg:viewBox="0 0 15528 1220">
          <text:p/>
        </draw:connector>
        <draw:connector draw:style-name="gr17" draw:text-style-name="P11" draw:layer="layout" svg:x1="7cm" svg:y1="7.5cm" svg:x2="19.939cm" svg:y2="4.581cm" draw:start-shape="id4" draw:start-glue-point="10" draw:end-shape="id11" draw:end-glue-point="7" svg:d="M7000 7500h12939v-2919" svg:viewBox="0 0 12940 2920">
          <text:p/>
        </draw:connector>
        <draw:connector draw:style-name="gr17" draw:text-style-name="P11" draw:layer="layout" svg:x1="7cm" svg:y1="7.5cm" svg:x2="16.939cm" svg:y2="6.281cm" draw:start-shape="id4" draw:start-glue-point="10" draw:end-shape="id12" draw:end-glue-point="7" svg:d="M7000 7500h9939v-1219" svg:viewBox="0 0 9940 1220">
          <text:p/>
        </draw:connector>
        <draw:frame draw:style-name="gr11" draw:text-style-name="P10" draw:layer="layout" svg:width="2.4cm" svg:height="0.628cm" svg:x="7cm" svg:y="7.5cm">
          <draw:text-box>
            <text:p><text:span text:style-name="T5">&lt;&lt;extend&gt;&gt;</text:span></text:p>
          </draw:text-box>
        </draw:frame>
        <draw:connector draw:style-name="gr15" draw:text-style-name="P3" draw:layer="layout" svg:x1="25cm" svg:y1="10.9cm" svg:x2="23.6cm" svg:y2="14.5cm" draw:start-shape="id13" draw:start-glue-point="3" draw:end-shape="id14" draw:end-glue-point="4" svg:d="M25000 10900h-1400v3600" svg:viewBox="0 0 1401 3601">
          <text:p/>
        </draw:connector>
        <draw:frame draw:style-name="gr11" draw:text-style-name="P10" draw:layer="layout" svg:width="2.4cm" svg:height="0.628cm" draw:transform="rotate (1.5707963267949) translate (20.69cm 18.21cm)">
          <draw:text-box>
            <text:p><text:span text:style-name="T5">&lt;&lt;include&gt;&gt;</text:span></text:p>
          </draw:text-box>
        </draw:frame>
        <draw:custom-shape draw:style-name="gr18" draw:text-style-name="P6" xml:id="id15" draw:id="id15" draw:layer="layout" svg:width="3.6cm" svg:height="1.5cm" svg:x="21.8cm" svg:y="17.5cm">
          <text:p text:style-name="P3"><text:span text:style-name="T2">Scatta</text:span></text:p>
          <text:p text:style-name="P3"><text:span text:style-name="T2">Fotografia</text:span></text:p>
          <text:p text:style-name="P3"><text:span text:style-name="T2">Intrus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1" draw:layer="layout" draw:type="lines" svg:x1="24.873cm" svg:y1="15.354cm" svg:x2="24.873cm" svg:y2="17.719cm" draw:start-shape="id14" draw:start-glue-point="9" draw:end-shape="id15" draw:end-glue-point="11" svg:d="M24873 15354v648 997 720" svg:viewBox="0 0 1 2366">
          <text:p/>
        </draw:connector>
        <draw:frame draw:style-name="gr11" draw:text-style-name="P10" draw:layer="layout" svg:width="2.4cm" svg:height="0.628cm" draw:transform="rotate (1.5707963267949) translate (24.2cm 17.7cm)">
          <draw:text-box>
            <text:p><text:span text:style-name="T5">&lt;&lt;include&gt;&gt;</text:span></text:p>
          </draw:text-box>
        </draw:frame>
        <draw:frame draw:style-name="gr11" draw:text-style-name="P10" draw:layer="layout" svg:width="2.4cm" svg:height="0.628cm" draw:transform="rotate (1.5707963267949) translate (21.7cm 14.7cm)">
          <draw:text-box>
            <text:p><text:span text:style-name="T5">&lt;&lt;include&gt;&gt;</text:span></text:p>
          </draw:text-box>
        </draw:frame>
        <draw:custom-shape draw:style-name="gr16" draw:text-style-name="P9" xml:id="id16" draw:id="id16" draw:layer="layout" svg:width="3.6cm" svg:height="1cm" svg:x="9.7cm" svg:y="14.5cm">
          <text:p text:style-name="P3"><text:span text:style-name="T4">Cambia Stato</text:span></text:p>
          <text:p text:style-name="P3"><text:span text:style-name="T4">Rob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1" draw:layer="layout" draw:line-skew="0.199cm" svg:x1="22.327cm" svg:y1="14.646cm" svg:x2="25.073cm" svg:y2="6.281cm" draw:start-shape="id14" draw:start-glue-point="5" draw:end-shape="id10" draw:end-glue-point="9" svg:d="M22327 14646v-3946h2746v-4419" svg:viewBox="0 0 2747 8366">
          <text:p/>
        </draw:connector>
        <draw:connector draw:style-name="gr17" draw:text-style-name="P11" draw:layer="layout" draw:line-skew="0cm -1.701cm" svg:x1="21.8cm" svg:y1="18.25cm" svg:x2="25.073cm" svg:y2="6.281cm" draw:start-shape="id15" draw:start-glue-point="6" draw:end-shape="id10" draw:end-glue-point="9" svg:d="M21800 18250h-501v-7950h3774v-4019" svg:viewBox="0 0 3775 11970">
          <text:p/>
        </draw:connector>
        <draw:custom-shape draw:style-name="gr16" draw:text-style-name="P9" xml:id="id17" draw:id="id17" draw:layer="layout" svg:width="3.6cm" svg:height="1cm" svg:x="9.701cm" svg:y="17.501cm">
          <text:p text:style-name="P3"><text:span text:style-name="T4">Ottieni Stato</text:span></text:p>
          <text:p text:style-name="P3"><text:span text:style-name="T4">Rob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1" draw:layer="layout" draw:line-skew="2.999cm" svg:x1="13.161cm" svg:y1="6.281cm" svg:x2="11.5cm" svg:y2="14.5cm" draw:start-shape="id8" draw:start-glue-point="9" draw:end-shape="id16" draw:end-glue-point="4" svg:d="M13161 6281v7219h-1661v1000" svg:viewBox="0 0 1662 8220">
          <text:p/>
        </draw:connector>
        <draw:connector draw:style-name="gr17" draw:text-style-name="P11" draw:layer="layout" draw:line-skew="4.499cm" svg:x1="16.161cm" svg:y1="4.581cm" svg:x2="12.773cm" svg:y2="14.646cm" draw:start-shape="id9" draw:start-glue-point="9" draw:end-shape="id16" draw:end-glue-point="11" svg:d="M16161 4581v9569h-3388v496" svg:viewBox="0 0 3389 10066">
          <text:p/>
        </draw:connector>
        <draw:connector draw:style-name="gr17" draw:text-style-name="P11" draw:layer="layout" draw:line-skew="2.338cm" svg:x1="18.521cm" svg:y1="6.588cm" svg:x2="13.3cm" svg:y2="15cm" draw:end-shape="id16" draw:end-glue-point="10" svg:d="M18521 6588h-21v8412h-5200" svg:viewBox="0 0 5222 8413">
          <text:p/>
        </draw:connector>
        <draw:frame draw:style-name="gr11" draw:text-style-name="P10" draw:layer="layout" svg:width="2.4cm" svg:height="0.628cm" svg:x="10.79cm" svg:y="12.882cm">
          <draw:text-box>
            <text:p><text:span text:style-name="T5">&lt;&lt;include&gt;&gt;</text:span></text:p>
          </draw:text-box>
        </draw:frame>
        <draw:frame draw:style-name="gr11" draw:text-style-name="P10" draw:layer="layout" svg:width="2.4cm" svg:height="0.628cm" svg:x="13.29cm" svg:y="13.382cm">
          <draw:text-box>
            <text:p><text:span text:style-name="T5">&lt;&lt;include&gt;&gt;</text:span></text:p>
          </draw:text-box>
        </draw:frame>
        <draw:frame draw:style-name="gr11" draw:text-style-name="P13" draw:layer="layout" svg:width="2.4cm" svg:height="0.628cm" svg:x="14.99cm" svg:y="14.382cm">
          <draw:text-box>
            <text:p><text:span text:style-name="T5">&lt;&lt;include&gt;&gt;</text:span></text:p>
          </draw:text-box>
        </draw:frame>
        <draw:connector draw:style-name="gr17" draw:text-style-name="P11" draw:layer="layout" draw:line-skew="0cm -0.2cm" svg:x1="10.161cm" svg:y1="4.581cm" svg:x2="9.701cm" svg:y2="18.001cm" draw:start-shape="id7" draw:start-glue-point="9" draw:end-shape="id17" draw:end-glue-point="6" svg:d="M10161 4581v6570h-1161v6850h701" svg:viewBox="0 0 1162 13421">
          <text:p/>
        </draw:connector>
        <draw:connector draw:style-name="gr17" draw:text-style-name="P11" draw:layer="layout" svg:x1="19.061cm" svg:y1="6.281cm" svg:x2="13.301cm" svg:y2="18.001cm" draw:start-shape="id12" draw:start-glue-point="9" draw:end-shape="id17" draw:end-glue-point="10" svg:d="M19061 6281v11720h-5760" svg:viewBox="0 0 5761 11721">
          <text:p/>
        </draw:connector>
        <draw:frame draw:style-name="gr11" draw:text-style-name="P10" draw:layer="layout" svg:width="2.4cm" svg:height="0.628cm" draw:transform="rotate (1.5707963267949) translate (8.372cm 16.2cm)">
          <draw:text-box>
            <text:p><text:span text:style-name="T5">&lt;&lt;include&gt;&gt;</text:span></text:p>
          </draw:text-box>
        </draw:frame>
        <draw:frame draw:style-name="gr11" draw:text-style-name="P13" draw:layer="layout" svg:width="2.4cm" svg:height="0.628cm" svg:x="15cm" svg:y="17.4cm">
          <draw:text-box>
            <text:p><text:span text:style-name="T5">&lt;&lt;include&gt;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5T19:08:50.877000000</meta:creation-date>
    <dc:date>2018-10-28T15:08:51.676000000</dc:date>
    <meta:editing-duration>PT2H28M53S</meta:editing-duration>
    <meta:editing-cycles>47</meta:editing-cycles>
    <meta:generator>LibreOffice/5.1.6.2$Windows_X86_64 LibreOffice_project/07ac168c60a517dba0f0d7bc7540f5afa45f0909</meta:generator>
    <meta:document-statistic meta:object-count="71"/>
  </office:meta>
</office:document-meta>
</file>